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venir" svg:font-family="Aveni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style:font-name="Aveni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Involvist API </text:h>
      <text:h text:style-name="P1" text:outline-level="1">v.1.0.0</text:h>
      <text:p text:style-name="P2"/>
      <text:h text:style-name="Heading_20_3" text:outline-level="3">OAuth2 Token Grant</text:h>
      <text:p text:style-name="P3">Endpoint URI: /oauth/token</text:p>
      <text:p text:style-name="P3">Method: POST</text:p>
      <text:p text:style-name="P3">Content: x-www-form-urlencoded</text:p>
      <text:p text:style-name="P3"><text:tab/>grant_type: password</text:p>
      <text:p text:style-name="P3"><text:tab/>username: [registered user name]</text:p>
      <text:p text:style-name="P3"><text:tab/>password: [registered user password]</text:p>
      <text:p text:style-name="P3"><text:tab/>client_id: [pre-registered Involvist client ID]</text:p>
      <text:p text:style-name="P3"/>
      <text:h text:style-name="Heading_20_3" text:outline-level="3">New User Registration</text:h>
      <text:p text:style-name="P3">Endpoint URI: api/v1/registration</text:p>
      <text:p text:style-name="P3">Method: POST</text:p>
      <text:p text:style-name="P3">Content: x-www-form-urlencoded</text:p>
      <text:p text:style-name="P3"><text:tab/>real_name: [user's real name]</text:p>
      <text:p text:style-name="P3"><text:tab/>password: [user's selected password]</text:p>
      <text:p text:style-name="P3"><text:tab/>email: [user's email address]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venir" svg:font-family="Aveni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uben Hansen-Rojas</meta:initial-creator>
    <meta:creation-date>2017-04-25T23:03:41</meta:creation-date>
    <dc:date>2017-04-25T23:20:47</dc:date>
    <dc:creator>Ruben Hansen-Rojas</dc:creator>
    <meta:editing-duration>PT17M6S</meta:editing-duration>
    <meta:editing-cycles>2</meta:editing-cycles>
    <meta:generator>OpenOffice/4.1.3$Unix OpenOffice.org_project/413m1$Build-9783</meta:generator>
    <meta:document-statistic meta:table-count="0" meta:image-count="0" meta:object-count="0" meta:page-count="1" meta:paragraph-count="17" meta:word-count="50" meta:character-count="439"/>
  </office:meta>
</office:document-meta>
</file>